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edd" officeooo:paragraph-rsid="00187edd"/>
    </style:style>
    <style:style style:name="T1" style:family="text">
      <style:text-properties officeooo:rsid="00194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u nome é Andre <text:span text:style-name="T1">opjasfoijfasdfjnaásifhzdsjfohas jowheagf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34:36.646394795</meta:creation-date>
    <dc:date>2019-03-08T16:37:31.779239928</dc:date>
    <meta:editing-duration>PT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58" meta:non-whitespace-character-count="53"/>
  </office:meta>
</office:document-meta>
</file>